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A1000000D1429E2E3C34C9077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 style:font-pitch="variable"/>
    <style:font-face style:name="Gargi" svg:font-family="Garg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dali" svg:font-family="Mandali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" svg:font-family="Sans" style:font-family-generic="swiss"/>
    <style:font-face style:name="URW Bookman" svg:font-family="'URW Bookman'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19b220" officeooo:paragraph-rsid="0019b220" style:font-size-asian="19.25pt" style:font-size-complex="22pt"/>
    </style:style>
    <style:style style:name="P2" style:family="paragraph" style:parent-style-name="Standard">
      <style:paragraph-properties fo:text-align="center" style:justify-single-word="false"/>
      <style:text-properties style:font-name="URW Bookman" fo:font-size="24pt" officeooo:rsid="0019b220" officeooo:paragraph-rsid="0019b220" style:font-size-asian="21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URW Bookman" fo:font-size="48pt" fo:font-weight="bold" officeooo:rsid="0019b220" officeooo:paragraph-rsid="0019b220" style:font-size-asian="48pt" style:font-weight-asian="bold" style:font-size-complex="48pt" style:font-weight-complex="bold"/>
    </style:style>
    <style:style style:name="T1" style:family="text">
      <style:text-properties style:font-name="San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3">НЕ СТІЙ В ЧЕРЗІ!</text:p>
      <text:p text:style-name="P2"><draw:frame draw:style-name="fr1" draw:name="Image1" text:anchor-type="char" svg:x="0.6256in" svg:y="0.1819in" svg:width="5.3154in" svg:height="6.9075in" draw:z-index="0"><draw:image xlink:href="Pictures/1000000100000A1000000D1429E2E3C34C907784.png" xlink:type="simple" xlink:show="embed" xlink:actuate="onLoad" draw:mime-type="image/png"/></draw:frame>Телеграм бот, який допоможе швидше отримати посилку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 style:font-pitch="variable"/>
    <style:font-face style:name="Gargi" svg:font-family="Garg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dali" svg:font-family="Mandali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" svg:font-family="Sans" style:font-family-generic="swiss"/>
    <style:font-face style:name="URW Bookman" svg:font-family="'URW Bookman'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4T15:09:07.909639549</meta:creation-date>
    <dc:date>2023-01-04T15:19:17.668141883</dc:date>
    <meta:editing-duration>PT10M10S</meta:editing-duration>
    <meta:editing-cycles>1</meta:editing-cycles>
    <meta:document-statistic meta:table-count="0" meta:image-count="1" meta:object-count="0" meta:page-count="1" meta:paragraph-count="2" meta:word-count="11" meta:character-count="68" meta:non-whitespace-character-count="58"/>
    <meta:generator>LibreOffice/7.3.7.2$Linux_X86_64 LibreOffice_project/30$Build-2</meta:generator>
  </office:meta>
</office:document-meta>
</file>